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1.499cm" svg:height="1.499cm" svg:x="1.5cm" svg:y="1.3cm" svg:viewBox="0 0 1500 1500" draw:points="1500,1500 1500,0 0,0 0,1500">
          <text:p/>
        </draw:polygon>
        <draw:polygon draw:style-name="gr1" draw:layer="layout" svg:width="1.199cm" svg:height="0.299cm" svg:x="1.6cm" svg:y="1.9cm" svg:viewBox="0 0 1200 300" draw:points="1200,300 1199,0 0,0 0,300">
          <text:p/>
        </draw:polygon>
        <draw:line draw:style-name="gr1" draw:layer="layout" svg:x1="1.999cm" svg:y1="2.099cm" svg:x2="1.7cm" svg:y2="2.05cm">
          <text:p/>
        </draw:line>
        <draw:line draw:style-name="gr1" draw:layer="layout" svg:x1="1.999cm" svg:y1="2cm" svg:x2="1.7cm" svg:y2="2.049cm">
          <text:p/>
        </draw:line>
        <draw:line draw:style-name="gr1" draw:layer="layout" svg:x1="2cm" svg:y1="2cm" svg:x2="2cm" svg:y2="2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4:36.062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9:54:45.234000000</dc:date>
    <meta:document-statistic meta:object-count="5"/>
    <meta:template xlink:type="simple" xlink:actuate="onRequest" xlink:title="1" xlink:href="file:///C:/Documents%20and%20Settings/User/Application%20Data/LibreOffice/4/user/template/1.otg" meta:date="2015-09-29T09:54:35.984000000"/>
  </office:meta>
</office:document-meta>
</file>